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8.498cm" style:rel-column-width="4818*"/>
    </style:style>
    <style:style style:name="Таблица1.B" style:family="table-column">
      <style:table-column-properties style:column-width="8.502cm" style:rel-column-width="482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c4069" officeooo:paragraph-rsid="001c4069"/>
    </style:style>
    <style:style style:name="P2" style:family="paragraph" style:parent-style-name="Table_20_Contents">
      <style:text-properties officeooo:rsid="001db96f" officeooo:paragraph-rsid="001db96f"/>
    </style:style>
    <style:style style:name="P3" style:family="paragraph" style:parent-style-name="Table_20_Contents">
      <style:text-properties officeooo:rsid="001db96f" officeooo:paragraph-rsid="0020dc89"/>
    </style:style>
    <style:style style:name="P4" style:family="paragraph" style:parent-style-name="Table_20_Contents">
      <style:text-properties officeooo:rsid="001eea8f" officeooo:paragraph-rsid="001eea8f"/>
    </style:style>
    <style:style style:name="P5" style:family="paragraph" style:parent-style-name="Table_20_Contents">
      <style:text-properties officeooo:rsid="0022b7ec" officeooo:paragraph-rsid="0023975a"/>
    </style:style>
    <style:style style:name="P6" style:family="paragraph" style:parent-style-name="Table_20_Contents" style:list-style-name="L1">
      <style:text-properties officeooo:rsid="001c4069" officeooo:paragraph-rsid="001db96f"/>
    </style:style>
    <style:style style:name="P7" style:family="paragraph" style:parent-style-name="Table_20_Contents" style:list-style-name="Numbering_20_123">
      <style:text-properties officeooo:rsid="001c4069" officeooo:paragraph-rsid="00263b8f"/>
    </style:style>
    <style:style style:name="P8" style:family="paragraph" style:parent-style-name="Table_20_Contents" style:list-style-name="Numbering_20_123">
      <style:text-properties officeooo:rsid="001c4069" officeooo:paragraph-rsid="0026c3e8"/>
    </style:style>
    <style:style style:name="P9" style:family="paragraph" style:parent-style-name="Table_20_Contents" style:list-style-name="L2">
      <style:text-properties officeooo:rsid="001c4069" officeooo:paragraph-rsid="002282f6"/>
    </style:style>
    <style:style style:name="P10" style:family="paragraph" style:parent-style-name="Table_20_Contents" style:list-style-name="L3">
      <style:text-properties officeooo:rsid="001c4069" officeooo:paragraph-rsid="0022b7ec"/>
    </style:style>
    <style:style style:name="P11" style:family="paragraph" style:parent-style-name="Table_20_Contents">
      <style:text-properties officeooo:rsid="001c4069" officeooo:paragraph-rsid="001db96f"/>
    </style:style>
    <style:style style:name="P12" style:family="paragraph" style:parent-style-name="Table_20_Contents">
      <style:text-properties officeooo:rsid="001c4069" officeooo:paragraph-rsid="001c4069"/>
    </style:style>
    <style:style style:name="P13" style:family="paragraph" style:parent-style-name="Table_20_Contents">
      <style:text-properties officeooo:rsid="001db96f" officeooo:paragraph-rsid="001db96f"/>
    </style:style>
    <style:style style:name="T1" style:family="text">
      <style:text-properties officeooo:rsid="001db96f"/>
    </style:style>
    <style:style style:name="T2" style:family="text">
      <style:text-properties officeooo:rsid="001eea8f"/>
    </style:style>
    <style:style style:name="T3" style:family="text">
      <style:text-properties officeooo:rsid="002282f6"/>
    </style:style>
    <style:style style:name="T4" style:family="text">
      <style:text-properties officeooo:rsid="0022b7ec"/>
    </style:style>
    <style:style style:name="T5" style:family="text">
      <style:text-properties officeooo:rsid="0023975a"/>
    </style:style>
    <style:style style:name="T6" style:family="text">
      <style:text-properties officeooo:rsid="00263b8f"/>
    </style:style>
    <style:style style:name="T7" style:family="text">
      <style:text-properties officeooo:rsid="0026c3e8"/>
    </style:style>
    <style:style style:name="T8" style:family="text">
      <style:text-properties officeooo:rsid="00275b8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Вариант использования</text:p>
          </table:table-cell>
          <table:table-cell table:style-name="Таблица1.B1" office:value-type="string">
            <text:p text:style-name="P1">Детализация</text:p>
          </table:table-cell>
        </table:table-row>
        <table:table-row>
          <table:table-cell table:style-name="Таблица1.A2" office:value-type="string">
            <text:p text:style-name="P1">preparationOfConstructionPlan</text:p>
          </table:table-cell>
          <table:table-cell table:style-name="Таблица1.B2" office:value-type="string">
            <text:p text:style-name="P2">Основной вариант использования, применяемый для создания объекта “Здание”.</text:p>
            <text:p text:style-name="P2"/>
            <text:p text:style-name="P2">Расширяющие варианты:</text:p>
            <text:list xml:id="list392549710" text:style-name="L1">
              <text:list-item>
                <text:p text:style-name="P6">installationOfEngineeringSystem – <text:span text:style-name="T1">вызывается при необходимости проведения коммуникаций в здании. </text:span><text:span text:style-name="T6">Получает параметры от пользователя.</text:span></text:p>
              </text:list-item>
            </text:list>
            <text:p text:style-name="P11"/>
            <text:p text:style-name="P2">Включающие варианты:</text:p>
            <text:list xml:id="list888649362" text:style-name="Numbering_20_123">
              <text:list-item>
                <text:p text:style-name="P7">selectionOfTypeConstruction – <text:span text:style-name="T6">в</text:span><text:span text:style-name="T1">ключающий вариант использования, применяемый для выбора типа здания.</text:span> <text:span text:style-name="T6">П</text:span><text:span text:style-name="T1">олучает данные от пользователя</text:span></text:p>
              </text:list-item>
              <text:list-item>
                <text:p text:style-name="P8">selectionOfMaterials – <text:span text:style-name="T2">Включающий вариант использования, применяемый для выбора материалов из которых будет построено здание.</text:span> <text:span text:style-name="T8">П</text:span><text:span text:style-name="T1">олучает данные от пользователя.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selectionOfTypeConstruction</text:p>
          </table:table-cell>
          <table:table-cell table:style-name="Таблица1.B2" office:value-type="string">
            <text:p text:style-name="P2">Включающий вариант использования, применяемый для выбора типа здания</text:p>
          </table:table-cell>
        </table:table-row>
        <table:table-row>
          <table:table-cell table:style-name="Таблица1.A2" office:value-type="string">
            <text:p text:style-name="P1">installationOfEngineeringSystem</text:p>
          </table:table-cell>
          <table:table-cell table:style-name="Таблица1.B2" office:value-type="string">
            <text:p text:style-name="P2">Расширяющий вариант использования, применяемый для <text:span text:style-name="T2">проведения работ по проведению коммуникаций в здании</text:span></text:p>
          </table:table-cell>
        </table:table-row>
        <table:table-row>
          <table:table-cell table:style-name="Таблица1.A2" office:value-type="string">
            <text:p text:style-name="P1">selectionOfMaterials</text:p>
          </table:table-cell>
          <table:table-cell table:style-name="Таблица1.B2" office:value-type="string">
            <text:p text:style-name="P4">Включающий вариант использования, применяемый для выбора материалов из которых будет построено здание</text:p>
          </table:table-cell>
        </table:table-row>
        <table:table-row>
          <table:table-cell table:style-name="Таблица1.A2" office:value-type="string">
            <text:p text:style-name="P1">preporationForBuilding</text:p>
          </table:table-cell>
          <table:table-cell table:style-name="Таблица1.B2" office:value-type="string">
            <text:p text:style-name="P4">Основной вариант использования, применяемый для подготовки к строительству.</text:p>
            <text:p text:style-name="P3">Включающие варианты:</text:p>
            <text:list xml:id="list2701865504" text:style-name="L2">
              <text:list-item>
                <text:p text:style-name="P9">coordinationOfConstructionTerms – <text:span text:style-name="T3">получает данные из сущности здания</text:span></text:p>
              </text:list-item>
              <text:list-item>
                <text:p text:style-name="P9">distributionOfJobs – <text:span text:style-name="T3">получает данные из сущности работников</text:span></text:p>
              </text:list-item>
              <text:list-item>
                <text:p text:style-name="P9">distributionOfConstructionEquipment – <text:span text:style-name="T3">получает данные из сущности строительной техники</text:span></text:p>
              </text:list-item>
              <text:list-item>
                <text:p text:style-name="P9">distributionOfMaterials – <text:span text:style-name="T3">получает данные из сущности строительных материалов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coordinationOfConstructionTerms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подсчёта временых рамок строительства</text:p>
          </table:table-cell>
        </table:table-row>
        <table:table-row>
          <table:table-cell table:style-name="Таблица1.A2" office:value-type="string">
            <text:p text:style-name="P1">distributionOfJobs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поиска свободных рабочих с подходящей должностью</text:p>
          </table:table-cell>
        </table:table-row>
        <text:soft-page-break/>
        <table:table-row>
          <table:table-cell table:style-name="Таблица1.A2" office:value-type="string">
            <text:p text:style-name="P1">distributionOfConstructionEquipment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поиска нужной строительной техники</text:p>
          </table:table-cell>
        </table:table-row>
        <table:table-row>
          <table:table-cell table:style-name="Таблица1.A2" office:value-type="string">
            <text:p text:style-name="P1">distributionOfMaterials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поиска нужных материалов</text:p>
          </table:table-cell>
        </table:table-row>
        <table:table-row>
          <table:table-cell table:style-name="Таблица1.A2" office:value-type="string">
            <text:p text:style-name="P1">calculationOfTheTotalCost</text:p>
          </table:table-cell>
          <table:table-cell table:style-name="Таблица1.B2" office:value-type="string">
            <text:p text:style-name="P4">Основной вариант использования, применяемый <text:span text:style-name="T4">для подведения итогового подсчёта затраченных ресурсов</text:span></text:p>
            <text:p text:style-name="P3">Включающие варианты:</text:p>
            <text:list xml:id="list3938357283" text:style-name="L3">
              <text:list-item>
                <text:p text:style-name="P10">calculationCostOfMaterials – <text:span text:style-name="T4">получает данные из сущности материалы</text:span></text:p>
              </text:list-item>
              <text:list-item>
                <text:p text:style-name="P10">calculationCostOfConstructionEquipment – <text:span text:style-name="T4">получает данные из сущности строительной техники</text:span></text:p>
              </text:list-item>
              <text:list-item>
                <text:p text:style-name="P10">calculationCostOfJob -<text:span text:style-name="T4">получает данные из сущности работники</text:span></text:p>
              </text:list-item>
            </text:list>
            <text:p text:style-name="P3"/>
          </table:table-cell>
        </table:table-row>
        <table:table-row>
          <table:table-cell table:style-name="Таблица1.A2" office:value-type="string">
            <text:p text:style-name="P1">calculationCostOfMaterials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<text:span text:style-name="T5">подсчёта стоимости потраченных материалов при постройке здания</text:span></text:p>
          </table:table-cell>
        </table:table-row>
        <table:table-row>
          <table:table-cell table:style-name="Таблица1.A2" office:value-type="string">
            <text:p text:style-name="P1">calculationCostOfConstructionEquipment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<text:span text:style-name="T5">подсчёта средств, затраченных на строительную технику</text:span></text:p>
          </table:table-cell>
        </table:table-row>
        <table:table-row>
          <table:table-cell table:style-name="Таблица1.A2" office:value-type="string">
            <text:p text:style-name="P1">calculationCostOfJob</text:p>
          </table:table-cell>
          <table:table-cell table:style-name="Таблица1.B2" office:value-type="string">
            <text:p text:style-name="P5">Включающий <text:span text:style-name="T2">вариант</text:span>, применяемый для <text:span text:style-name="T5">подсчёта стоимости всех работ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0:51:54.819873136</meta:creation-date>
    <dc:date>2023-11-11T18:53:22.779889585</dc:date>
    <meta:editing-duration>PT34M29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42" meta:word-count="241" meta:character-count="2461" meta:non-whitespace-character-count="2263"/>
  </office:meta>
</office:document-meta>
</file>